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07c3" officeooo:paragraph-rsid="000d07c3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07c3" officeooo:paragraph-rsid="000d07c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7c3" officeooo:paragraph-rsid="000d07c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0d07c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2ed4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33668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weight="bold" officeooo:rsid="000d07c3" officeooo:paragraph-rsid="000d07c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ee990" officeooo:paragraph-rsid="0034629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0d07c3" officeooo:paragraph-rsid="000d07c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normal" officeooo:rsid="00346297" officeooo:paragraph-rsid="003b545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normal" officeooo:rsid="00379624" officeooo:paragraph-rsid="00411d9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normal" officeooo:rsid="00379624" officeooo:paragraph-rsid="00476bd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normal" officeooo:rsid="0039ae60" officeooo:paragraph-rsid="003c38a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normal" officeooo:rsid="004d7b44" officeooo:paragraph-rsid="004d7b4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normal" officeooo:rsid="004f2574" officeooo:paragraph-rsid="004f2574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Liberation Serif" style:text-underline-style="solid" style:text-underline-width="auto" style:text-underline-color="font-color" fo:font-weight="normal" officeooo:rsid="0035de20" officeooo:paragraph-rsid="0035de2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2ed4c9" officeooo:paragraph-rsid="0033668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79624" officeooo:paragraph-rsid="00476bd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79624" officeooo:paragraph-rsid="0037962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94083" officeooo:paragraph-rsid="00411d9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d2dcf" officeooo:paragraph-rsid="003c38a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411d99" officeooo:paragraph-rsid="00411d9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bold" officeooo:rsid="004f2574" officeooo:paragraph-rsid="004f2574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411d99" officeooo:paragraph-rsid="003c38ae" style:font-style-asian="normal" style:font-weight-asian="normal" style:font-style-complex="normal" style:font-weight-complex="normal"/>
    </style:style>
    <style:style style:name="T1" style:family="text">
      <style:text-properties officeooo:rsid="000d87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87e8" style:font-style-asian="italic" style:font-style-complex="italic"/>
    </style:style>
    <style:style style:name="T4" style:family="text">
      <style:text-properties fo:font-style="italic" officeooo:rsid="000fc0cf" style:font-style-asian="italic" style:font-style-complex="italic"/>
    </style:style>
    <style:style style:name="T5" style:family="text">
      <style:text-properties fo:font-style="italic" officeooo:rsid="002ed4c9" style:font-style-asian="italic" style:font-style-complex="italic"/>
    </style:style>
    <style:style style:name="T6" style:family="text">
      <style:text-properties fo:font-style="italic" officeooo:rsid="00309961" style:font-style-asian="italic" style:font-style-complex="italic"/>
    </style:style>
    <style:style style:name="T7" style:family="text">
      <style:text-properties fo:font-style="italic" officeooo:rsid="00336685" style:font-style-asian="italic" style:font-style-complex="italic"/>
    </style:style>
    <style:style style:name="T8" style:family="text">
      <style:text-properties fo:font-style="italic" style:text-underline-style="none" officeooo:rsid="00309961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79624" style:font-style-asian="italic" style:font-weight-asian="bold" style:font-style-complex="italic" style:font-weight-complex="bold"/>
    </style:style>
    <style:style style:name="T11" style:family="text">
      <style:text-properties officeooo:rsid="00148482"/>
    </style:style>
    <style:style style:name="T12" style:family="text">
      <style:text-properties officeooo:rsid="001c5f9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05554" style:font-style-asian="normal" style:font-style-complex="normal"/>
    </style:style>
    <style:style style:name="T15" style:family="text">
      <style:text-properties fo:font-style="normal" officeooo:rsid="002ed4c9" style:font-style-asian="normal" style:font-style-complex="normal"/>
    </style:style>
    <style:style style:name="T16" style:family="text">
      <style:text-properties fo:font-style="normal" officeooo:rsid="00309961" style:font-style-asian="normal" style:font-style-complex="normal"/>
    </style:style>
    <style:style style:name="T17" style:family="text">
      <style:text-properties fo:font-style="normal" officeooo:rsid="00346297" style:font-style-asian="normal" style:font-style-complex="normal"/>
    </style:style>
    <style:style style:name="T18" style:family="text">
      <style:text-properties fo:font-style="normal" officeooo:rsid="00351d8a" style:font-style-asian="normal" style:font-style-complex="normal"/>
    </style:style>
    <style:style style:name="T19" style:family="text">
      <style:text-properties fo:font-style="normal" officeooo:rsid="004cb93b" style:font-style-asian="normal" style:font-style-complex="normal"/>
    </style:style>
    <style:style style:name="T20" style:family="text">
      <style:text-properties fo:font-style="normal" style:text-underline-style="none" officeooo:rsid="00309961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379624" style:font-style-asian="normal" style:font-weight-asian="bold" style:font-style-complex="normal" style:font-weight-complex="bold"/>
    </style:style>
    <style:style style:name="T23" style:family="text">
      <style:text-properties officeooo:rsid="00379624"/>
    </style:style>
    <style:style style:name="T24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text-position="super 58%" fo:font-style="normal" fo:font-weight="bold" officeooo:rsid="00379624" style:font-style-asian="normal" style:font-weight-asian="bold" style:font-style-complex="normal" style:font-weight-complex="bold"/>
    </style:style>
    <style:style style:name="T26" style:family="text">
      <style:text-properties style:text-position="0% 100%" fo:font-style="normal" style:font-style-asian="normal" style:font-style-complex="normal"/>
    </style:style>
    <style:style style:name="T27" style:family="text">
      <style:text-properties style:text-position="0% 100%" fo:font-style="normal" officeooo:rsid="00394083" style:font-style-asian="normal" style:font-style-complex="normal"/>
    </style:style>
    <style:style style:name="T28" style:family="text">
      <style:text-properties style:text-position="0% 100%" fo:font-style="normal" officeooo:rsid="0039ae60" style:font-style-asian="normal" style:font-style-complex="normal"/>
    </style:style>
    <style:style style:name="T29" style:family="text">
      <style:text-properties style:text-position="0% 100%" fo:font-style="normal" officeooo:rsid="003c45b3" style:font-style-asian="normal" style:font-style-complex="normal"/>
    </style:style>
    <style:style style:name="T30" style:family="text">
      <style:text-properties style:text-position="0% 100%" fo:font-style="normal" officeooo:rsid="003d2dcf" style:font-style-asian="normal" style:font-style-complex="normal"/>
    </style:style>
    <style:style style:name="T3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text-position="0% 100%" fo:font-style="normal" fo:font-weight="bold" officeooo:rsid="00379624" style:font-style-asian="normal" style:font-weight-asian="bold" style:font-style-complex="normal" style:font-weight-complex="bold"/>
    </style:style>
    <style:style style:name="T33" style:family="text">
      <style:text-properties officeooo:rsid="0045737d"/>
    </style:style>
    <style:style style:name="fr1" style:family="graphic" style:parent-style-name="Frame">
      <style:graphic-properties style:vertical-pos="top" style:vertical-rel="baseline" fo:background-color="#eeeeee" draw:fill="solid" draw:fill-color="#eeeee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Tran</text:p>
      <text:p text:style-name="P1">CPSC 335-01</text:p>
      <text:p text:style-name="P1">Project 1 Report</text:p>
      <text:p text:style-name="P1"/>
      <text:p text:style-name="P2">The Algorithms</text:p>
      <text:p text:style-name="P8">Let <text:span text:style-name="T2">l</text:span><text:span text:style-name="T13"> be the given list of </text:span><text:span text:style-name="T19">size </text:span><text:span text:style-name="T13">2</text:span><text:span text:style-name="T2">n</text:span><text:span text:style-name="T13"> </text:span><text:span text:style-name="T14">in </text:span><text:span text:style-name="T18">any </text:span><text:span text:style-name="T14">pseudocode</text:span><text:span text:style-name="T17"> </text:span><text:span text:style-name="T18">presented</text:span><text:span text:style-name="T13">.</text:span></text:p>
      <text:p text:style-name="P2"/>
      <text:p text:style-name="P3">Lawnmower</text:p>
      <text:p text:style-name="P4">def <text:span text:style-name="T2">lawnmower</text:span>(<text:span text:style-name="T2">n</text:span>, <text:span text:style-name="T2">l</text:span>):</text:p>
      <text:p text:style-name="P4"><text:s text:c="2"/><text:span text:style-name="T2">iterations</text:span> = (<text:span text:style-name="T2">n</text:span>+1)/2</text:p>
      <text:p text:style-name="P4"><text:s text:c="2"/>for <text:span text:style-name="T4">_</text:span> <text:span text:style-name="T1">from 0 to </text:span><text:span text:style-name="T3">iterations</text:span>:</text:p>
      <text:p text:style-name="P7"><text:s text:c="4"/># <text:span text:style-name="T12">LEFT TO RIGHT</text:span></text:p>
      <text:p text:style-name="P4"><text:s text:c="4"/><text:span text:style-name="T1">for </text:span><text:span text:style-name="T3">i</text:span><text:span text:style-name="T1"> from 0 to 2*</text:span><text:span text:style-name="T3">n</text:span><text:span text:style-name="T1">-1:</text:span></text:p>
      <text:p text:style-name="P4"><text:s text:c="6"/>if <text:span text:style-name="T2">l</text:span>[<text:span text:style-name="T2">i</text:span>] == 1:</text:p>
      <text:p text:style-name="P5"><text:s text:c="8"/><text:span text:style-name="T5">swap</text:span><text:span text:style-name="T15">(</text:span><text:span text:style-name="T2">l</text:span><text:span text:style-name="T13">[</text:span><text:span text:style-name="T2">i</text:span><text:span text:style-name="T13">], </text:span><text:span text:style-name="T2">l</text:span><text:span text:style-name="T13">[</text:span><text:span text:style-name="T2">i</text:span><text:span text:style-name="T13">+1]</text:span><text:span text:style-name="T15">)</text:span></text:p>
      <text:p text:style-name="P7"><text:s text:c="4"/># <text:span text:style-name="T12">RIGHT TO LEFT</text:span></text:p>
      <text:p text:style-name="P4"><text:s text:c="4"/>for <text:span text:style-name="T2">i</text:span> <text:span text:style-name="T11">from </text:span>2*<text:span text:style-name="T2">n</text:span>-1 <text:span text:style-name="T11">to</text:span> 0 <text:span text:style-name="T11">in steps of</text:span> -1:</text:p>
      <text:p text:style-name="P4"><text:s text:c="6"/>if <text:span text:style-name="T2">l</text:span>[<text:span text:style-name="T2">i</text:span>] == 0:</text:p>
      <text:p text:style-name="P4"><text:span text:style-name="T2"><text:s text:c="8"/></text:span><text:span text:style-name="T6">swap</text:span><text:span text:style-name="T16">(</text:span><text:span text:style-name="T8">l</text:span><text:span text:style-name="T20">[</text:span><text:span text:style-name="T8">i</text:span><text:span text:style-name="T20">], </text:span><text:span text:style-name="T8">l</text:span><text:span text:style-name="T20">[</text:span><text:span text:style-name="T8">i</text:span><text:span text:style-name="T20">-1])</text:span></text:p>
      <text:p text:style-name="P9"/>
      <text:p text:style-name="P10">Step count <text:span text:style-name="T23">formula: </text:span><text:span text:style-name="T23"><draw:frame draw:style-name="fr3" draw:name="Object1" text:anchor-type="as-char" svg:y="-0.172in" svg:width="0.7728in" svg:height="0.2075in" draw:z-index="10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0"><text:span text:style-name="T23">Proof: Lawnmower algorithm </text:span><text:span text:style-name="T33">has time complexity</text:span><text:span text:style-name="T23"> of </text:span><text:span text:style-name="T10">O</text:span><text:span text:style-name="T22">(</text:span><text:span text:style-name="T10">n</text:span><text:span text:style-name="T25">2</text:span><text:span text:style-name="T32">)</text:span></text:p>
      <text:p text:style-name="P19"><draw:frame draw:style-name="fr1" draw:name="Frame1" text:anchor-type="as-char" svg:width="3.6846in" svg:height="3.4362in" draw:z-index="0"><draw:text-box><text:p text:style-name="P18">Let:</text:p><text:p text:style-name="P12"><text:span text:style-name="T26"><draw:frame draw:style-name="fr3" draw:name="Object2" text:anchor-type="as-char" svg:y="-0.172in" svg:width="1.2126in" svg:height="0.2193in" draw:z-index="11"><draw:object xlink:href="./Object 24" xlink:type="simple" xlink:show="embed" xlink:actuate="onLoad"/><draw:image xlink:href="./ObjectReplacements/Object 24" xlink:type="simple" xlink:show="embed" xlink:actuate="onLoad"/></draw:frame></text:span><text:span text:style-name="T26">,</text:span></text:p><text:p text:style-name="P11"><text:span text:style-name="T26"><draw:frame draw:style-name="fr3" draw:name="Object3" text:anchor-type="as-char" svg:y="-0.172in" svg:width="0.5917in" svg:height="0.2193in" draw:z-index="12"><draw:object xlink:href="./Object 25" xlink:type="simple" xlink:show="embed" xlink:actuate="onLoad"/><draw:image xlink:href="./ObjectReplacements/Object 25" xlink:type="simple" xlink:show="embed" xlink:actuate="onLoad"/></draw:frame></text:span><text:span text:style-name="T26">,</text:span></text:p><text:p text:style-name="P11"><text:span text:style-name="T27"><draw:frame draw:style-name="fr3" draw:name="Object4" text:anchor-type="as-char" svg:y="-0.1484in" svg:width="1.0118in" svg:height="0.1846in" draw:z-index="13"><draw:object xlink:href="./Object 26" xlink:type="simple" xlink:show="embed" xlink:actuate="onLoad"/><draw:image xlink:href="./ObjectReplacements/Object 26" xlink:type="simple" xlink:show="embed" xlink:actuate="onLoad"/></draw:frame></text:span><text:span text:style-name="T27">,</text:span></text:p><text:p text:style-name="P11"><text:span text:style-name="T28">and </text:span><text:span text:style-name="T28"><draw:frame draw:style-name="fr3" draw:name="Object7" text:anchor-type="as-char" svg:y="-0.1484in" svg:width="0.3638in" svg:height="0.2091in" draw:z-index="14"><draw:object xlink:href="./Object 27" xlink:type="simple" xlink:show="embed" xlink:actuate="onLoad"/><draw:image xlink:href="./ObjectReplacements/Object 27" xlink:type="simple" xlink:show="embed" xlink:actuate="onLoad"/></draw:frame></text:span><text:span text:style-name="T28"><text:s/>(</text:span><text:span text:style-name="T29">an </text:span><text:span text:style-name="T28">arbitrary value)</text:span><text:span text:style-name="T27">.</text:span></text:p><text:p text:style-name="P20"/><text:p text:style-name="P13"><text:span text:style-name="T27">B</text:span><text:span text:style-name="T26">y definition, </text:span><text:span text:style-name="T26"><draw:frame draw:style-name="fr3" draw:name="Object5" text:anchor-type="as-char" svg:y="-0.152in" svg:width="0.3047in" svg:height="0.2in" draw:z-index="15"><draw:object xlink:href="./Object 28" xlink:type="simple" xlink:show="embed" xlink:actuate="onLoad"/><draw:image xlink:href="./ObjectReplacements/Object 28" xlink:type="simple" xlink:show="embed" xlink:actuate="onLoad"/></draw:frame></text:span><text:span text:style-name="T26"><text:s/>is in the order of </text:span><text:span text:style-name="T26"><draw:frame draw:style-name="fr3" draw:name="Object6" text:anchor-type="as-char" svg:y="-0.152in" svg:width="0.3193in" svg:height="0.2in" draw:z-index="16"><draw:object xlink:href="./Object 29" xlink:type="simple" xlink:show="embed" xlink:actuate="onLoad"/><draw:image xlink:href="./ObjectReplacements/Object 29" xlink:type="simple" xlink:show="embed" xlink:actuate="onLoad"/></draw:frame></text:span><text:span text:style-name="T26"><text:s/>if</text:span></text:p><text:p text:style-name="P13"><text:span text:style-name="T26"><draw:frame draw:style-name="fr3" draw:name="Object8" text:anchor-type="as-char" svg:y="-0.152in" svg:width="0.9516in" svg:height="0.2in" draw:z-index="17"><draw:object xlink:href="./Object 30" xlink:type="simple" xlink:show="embed" xlink:actuate="onLoad"/><draw:image xlink:href="./ObjectReplacements/Object 30" xlink:type="simple" xlink:show="embed" xlink:actuate="onLoad"/></draw:frame></text:span><text:span text:style-name="T26"><text:s/></text:span><text:span text:style-name="T30">where </text:span><text:span text:style-name="T30"><draw:frame draw:style-name="fr3" draw:name="Object9" text:anchor-type="as-char" svg:y="-0.1484in" svg:width="0.3661in" svg:height="0.2091in" draw:z-index="18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.</text:span></text:p><text:p text:style-name="P21"/><text:p text:style-name="P21"><draw:frame draw:style-name="fr3" draw:name="Object10" text:anchor-type="as-char" svg:y="-0.5701in" svg:width="1.9547in" svg:height="1.0528in" draw:z-index="19"><draw:object xlink:href="./Object 32" xlink:type="simple" xlink:show="embed" xlink:actuate="onLoad"/><draw:image xlink:href="./ObjectReplacements/Object 32" xlink:type="simple" xlink:show="embed" xlink:actuate="onLoad"/></draw:frame></text:p><text:p text:style-name="P21"/><text:p text:style-name="P22"><draw:frame draw:style-name="fr3" draw:name="Object11" text:anchor-type="as-char" svg:y="-0.172in" svg:width="3.4319in" svg:height="0.2193in" draw:z-index="20"><draw:object xlink:href="./Object 33" xlink:type="simple" xlink:show="embed" xlink:actuate="onLoad"/><draw:image xlink:href="./ObjectReplacements/Object 33" xlink:type="simple" xlink:show="embed" xlink:actuate="onLoad"/></draw:frame></text:p></draw:text-box></draw:frame></text:p>
      <text:p text:style-name="P16">Alternate</text:p>
      <text:p text:style-name="P4">def <text:span text:style-name="T2">alternate</text:span>(<text:span text:style-name="T2">n</text:span>, <text:span text:style-name="T2">l</text:span>):</text:p>
      <text:p text:style-name="P4"><text:s text:c="2"/>for <text:span text:style-name="T2">i</text:span> in range(<text:span text:style-name="T2">n</text:span>+1):</text:p>
      <text:p text:style-name="P4"><text:s text:c="4"/>for <text:span text:style-name="T2">j</text:span> in range(<text:span text:style-name="T2">i</text:span>, 2*<text:span text:style-name="T2">n</text:span>-1):</text:p>
      <text:p text:style-name="P4"><text:s text:c="6"/>if <text:span text:style-name="T2">l</text:span>[<text:span text:style-name="T2">j</text:span>] == 1:</text:p>
      <text:p text:style-name="P6"><text:span text:style-name="T5"><text:s text:c="8"/>swap</text:span><text:span text:style-name="T15">(</text:span><text:span text:style-name="T2">l</text:span><text:span text:style-name="T13">[</text:span><text:span text:style-name="T7">j</text:span><text:span text:style-name="T13">], </text:span><text:span text:style-name="T2">l</text:span><text:span text:style-name="T13">[</text:span><text:span text:style-name="T7">j</text:span><text:span text:style-name="T13">+1]</text:span><text:span text:style-name="T15">)</text:span></text:p>
      <text:p text:style-name="P17"/>
      <text:p text:style-name="P14"><text:span text:style-name="T15">S</text:span><text:span text:style-name="T13">tep count formula: </text:span><text:span text:style-name="T13"><draw:frame draw:style-name="fr3" draw:name="Object12" text:anchor-type="as-char" svg:y="-0.172in" svg:width="0.6638in" svg:height="0.2075in" draw:z-index="21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5"><text:span text:style-name="T13">Proof: the alternate algorithm has time complexity of </text:span><text:span text:style-name="T9">O</text:span><text:span text:style-name="T21">(</text:span><text:span text:style-name="T9">n</text:span><text:span text:style-name="T24">2</text:span><text:span text:style-name="T31">)</text:span></text:p>
      <text:p text:style-name="P23"><draw:frame draw:style-name="fr1" draw:name="Frame2" text:anchor-type="as-char" svg:width="3.5055in" svg:height="3.4327in" draw:z-index="1"><draw:text-box><text:p text:style-name="P18">Let:</text:p><text:p text:style-name="P12"><text:span text:style-name="T26"><draw:frame draw:style-name="fr3" draw:name="Object13" text:anchor-type="as-char" svg:y="-0.172in" svg:width="1.1035in" svg:height="0.2193in" draw:z-index="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6">,</text:span></text:p><text:p text:style-name="P11"><text:span text:style-name="T26"><draw:frame draw:style-name="fr3" draw:name="Object14" text:anchor-type="as-char" svg:y="-0.172in" svg:width="0.5917in" svg:height="0.2193in" draw:z-index="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,</text:span></text:p><text:p text:style-name="P11"><text:span text:style-name="T27"><draw:frame draw:style-name="fr3" draw:name="Object15" text:anchor-type="as-char" svg:y="-0.1484in" svg:width="1.002in" svg:height="0.1846in" draw:z-index="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7">,</text:span></text:p><text:p text:style-name="P11"><text:span text:style-name="T28">and </text:span><text:span text:style-name="T28"><draw:frame draw:style-name="fr3" draw:name="Object16" text:anchor-type="as-char" svg:y="-0.1484in" svg:width="0.3661in" svg:height="0.2091in" draw:z-index="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8"><text:s/>(</text:span><text:span text:style-name="T29">an </text:span><text:span text:style-name="T28">arbitrary value)</text:span><text:span text:style-name="T27">.</text:span></text:p><text:p text:style-name="P20"/><text:p text:style-name="P13"><text:span text:style-name="T27">B</text:span><text:span text:style-name="T26">y definition, </text:span><text:span text:style-name="T26"><draw:frame draw:style-name="fr3" draw:name="Object17" text:anchor-type="as-char" svg:y="-0.152in" svg:width="0.3047in" svg:height="0.2in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6"><text:s/>is in the order of </text:span><text:span text:style-name="T26"><draw:frame draw:style-name="fr3" draw:name="Object18" text:anchor-type="as-char" svg:y="-0.152in" svg:width="0.3193in" svg:height="0.2in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"><text:s/>if</text:span></text:p><text:p text:style-name="P13"><text:span text:style-name="T26"><draw:frame draw:style-name="fr3" draw:name="Object19" text:anchor-type="as-char" svg:y="-0.152in" svg:width="0.9516in" svg:height="0.2in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6"><text:s/></text:span><text:span text:style-name="T30">where </text:span><text:span text:style-name="T30"><draw:frame draw:style-name="fr3" draw:name="Object20" text:anchor-type="as-char" svg:y="-0.1484in" svg:width="0.3661in" svg:height="0.2091in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">.</text:span></text:p><text:p text:style-name="P21"/><text:p text:style-name="P24"><draw:frame draw:style-name="fr2" draw:name="Object21" text:anchor-type="as-char" svg:y="-0.1484in" svg:width="0.0008in" svg:height="0.1839in" draw:z-index="22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2" text:anchor-type="as-char" svg:y="-0.5701in" svg:width="1.8409in" svg:height="1.0528in" draw:z-index="23"><draw:object xlink:href="./Object 2" xlink:type="simple" xlink:show="embed" xlink:actuate="onLoad"/><draw:image xlink:href="./ObjectReplacements/Object 2" xlink:type="simple" xlink:show="embed" xlink:actuate="onLoad"/></draw:frame></text:p><text:p text:style-name="P24"/><text:p text:style-name="P24"><draw:frame draw:style-name="fr2" draw:name="Object23" text:anchor-type="as-char" svg:y="-0.172in" svg:width="3.3228in" svg:height="0.2193in" draw:z-index="24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7:25:49.266474792</meta:creation-date>
    <dc:date>2022-10-08T20:23:05.170610503</dc:date>
    <meta:editing-duration>PT2H8M28S</meta:editing-duration>
    <meta:editing-cycles>87</meta:editing-cycles>
    <meta:generator>LibreOffice/7.4.0.3$Linux_X86_64 LibreOffice_project/40$Build-3</meta:generator>
    <meta:document-statistic meta:table-count="0" meta:image-count="0" meta:object-count="23" meta:page-count="2" meta:paragraph-count="47" meta:word-count="149" meta:character-count="830" meta:non-whitespace-character-count="644"/>
  </office:meta>
</office:document-meta>
</file>

<file path=Object 1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3</mn>
      </mrow>
      <mrow>
        <msup>
          <mi>n</mi>
          <mn>2</mn>
        </msup>
        <mo stretchy="false">+</mo>
        <mi>n</mi>
        <mo stretchy="false">−</mo>
        <mn>2</mn>
      </mrow>
    </mrow>
    <annotation encoding="StarMath 5.0">f(n)=3n^2+n-2</annotation>
  </semantics>
</math>
</file>

<file path=Object 1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p>
          <mi>n</mi>
          <mn>2</mn>
        </msup>
      </mrow>
    </mrow>
    <annotation encoding="StarMath 5.0">g(n)=n^2</annotation>
  </semantics>
</math>
</file>

<file path=Object 16/content.xml><?xml version="1.0" encoding="utf-8"?>
<math xmlns="http://www.w3.org/1998/Math/MathML" display="block">
  <semantics>
    <mrow>
      <mi>c</mi>
      <mo stretchy="false">=</mo>
      <mrow>
        <mrow>
          <mo fence="true" form="prefix" stretchy="true">|</mo>
          <mrow>
            <mn>3</mn>
          </mrow>
          <mo fence="true" form="postfix" stretchy="true">|</mo>
        </mrow>
        <mo stretchy="false">+</mo>
        <mrow>
          <mo fence="true" form="prefix" stretchy="true">|</mo>
          <mrow>
            <mn>1</mn>
          </mrow>
          <mo fence="true" form="postfix" stretchy="true">|</mo>
        </mrow>
        <mo stretchy="false">+</mo>
        <mrow>
          <mo fence="true" form="prefix" stretchy="true">|</mo>
          <mrow>
            <mrow>
              <mo stretchy="false">−</mo>
              <mn>2</mn>
            </mrow>
          </mrow>
          <mo fence="true" form="postfix" stretchy="true">|</mo>
        </mrow>
      </mrow>
    </mrow>
    <annotation encoding="StarMath 5.0">c=abs3+abs1+abs-2</annotation>
  </semantics>
</math>
</file>

<file path=Object 17/content.xml><?xml version="1.0" encoding="utf-8"?>
<math xmlns="http://www.w3.org/1998/Math/MathML" display="block">
  <semantics>
    <mrow>
      <msub>
        <mi>n</mi>
        <mi>o</mi>
      </msub>
      <mo stretchy="false">=</mo>
      <mn>5</mn>
    </mrow>
    <annotation encoding="StarMath 5.0">n_o=5</annotation>
  </semantics>
</math>
</file>

<file path=Object 18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table>
      <mtr>
        <mtd columnalign="right"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row>
              <mi>c</mi>
              <mo stretchy="false">∗</mo>
              <mi>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</mtr>
      <mtr>
        <mtd columnalign="right">
          <mrow>
            <mn>3</mn>
            <mrow>
              <msup>
                <mi>n</mi>
                <mn>2</mn>
              </msup>
              <mo stretchy="false">+</mo>
              <mi>n</mi>
              <mo stretchy="false">−</mo>
              <mn>2</mn>
            </mrow>
          </mrow>
        </mtd>
        <mtd>
          <mrow>
            <mrow/>
            <mo stretchy="false">≤</mo>
            <mrow/>
          </mrow>
        </mtd>
        <mtd columnalign="left">
          <mrow>
            <mn>6</mn>
            <mo stretchy="false">∗</mo>
            <msup>
              <mi>n</mi>
              <mn>2</mn>
            </msup>
          </mrow>
        </mtd>
      </mtr>
      <mtr>
        <mtd columnalign="right">
          <mrow>
            <mn>3</mn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+</mo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−</mo>
              <mn>2</mn>
            </mrow>
          </mrow>
        </mtd>
        <mtd>
          <mrow>
            <mrow/>
            <mo stretchy="false">≤</mo>
            <mrow/>
          </mrow>
        </mtd>
        <mtd columnalign="left">
          <mrow>
            <mn>6</mn>
            <mo stretchy="false">∗</mo>
            <msup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n>2</mn>
            </msup>
          </mrow>
        </mtd>
      </mtr>
      <mtr>
        <mtd columnalign="right">
          <mrow>
            <mn>75</mn>
            <mo stretchy="false">+</mo>
            <mn>5</mn>
            <mo stretchy="false">−</mo>
            <mn>2</mn>
          </mrow>
        </mtd>
        <mtd>
          <mrow>
            <mrow/>
            <mo stretchy="false">≤</mo>
            <mrow/>
          </mrow>
        </mtd>
        <mtd columnalign="left">
          <mn>150</mn>
        </mtd>
      </mtr>
      <mtr>
        <mtd columnalign="right">
          <mn>78</mn>
        </mtd>
        <mtd>
          <mrow>
            <mrow/>
            <mo stretchy="false">≤</mo>
            <mrow/>
          </mrow>
        </mtd>
        <mtd columnalign="left">
          <mn>150</mn>
        </mtd>
      </mtr>
    </mtable>
    <annotation encoding="StarMath 5.0">matrix{
   alignr f(n) # {}&lt;={} # alignl c*g(n) ##
   alignr 3n^2+n-2 # {}&lt;={} # alignl 6*n^2 ##
   alignr 3(5)^2+(5)-2 # {}&lt;={} # alignl 6*(5)^2 ##
   alignr 75+5-2 # {}&lt;={} # alignl 150 ##
   alignr 78 # {}&lt;={} # alignl 150
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≤</mo>
        <mrow>
          <mi>c</mi>
          <mo stretchy="false">∗</mo>
          <mi>g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f(n) &lt;= c*g(n)</annotation>
  </semantics>
</math>
</file>

<file path=Object 21/content.xml><?xml version="1.0" encoding="utf-8"?>
<math xmlns="http://www.w3.org/1998/Math/MathML" display="block">
  <semantics>
    <mrow>
      <mi>n</mi>
      <mo stretchy="false">≤</mo>
      <msub>
        <mi>n</mi>
        <mn>0</mn>
      </msub>
    </mrow>
    <annotation encoding="StarMath 5.0">n &lt;= n_0</annotation>
  </semantics>
</math>
</file>

<file path=Object 23/content.xml><?xml version="1.0" encoding="utf-8"?>
<math xmlns="http://www.w3.org/1998/Math/MathML" display="block">
  <semantics>
    <mrow>
      <mn>4</mn>
      <mrow>
        <msup>
          <mi>n</mi>
          <mn>2</mn>
        </msup>
        <mo stretchy="false">+</mo>
        <mn>2</mn>
      </mrow>
      <mrow>
        <mi>n</mi>
        <mo stretchy="false">−</mo>
        <mn>2</mn>
      </mrow>
    </mrow>
    <annotation encoding="StarMath 5.0">4n^2+2n-2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4</mn>
      </mrow>
      <mrow>
        <msup>
          <mi>n</mi>
          <mn>2</mn>
        </msup>
        <mo stretchy="false">+</mo>
        <mn>2</mn>
      </mrow>
      <mrow>
        <mi>n</mi>
        <mo stretchy="false">−</mo>
        <mn>2</mn>
      </mrow>
    </mrow>
    <annotation encoding="StarMath 5.0">f(n)=4n^2+2n-2</annotation>
  </semantics>
</math>
</file>

<file path=Object 2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p>
          <mi>n</mi>
          <mn>2</mn>
        </msup>
      </mrow>
    </mrow>
    <annotation encoding="StarMath 5.0">g(n)=n^2</annotation>
  </semantics>
</math>
</file>

<file path=Object 26/content.xml><?xml version="1.0" encoding="utf-8"?>
<math xmlns="http://www.w3.org/1998/Math/MathML" display="block">
  <semantics>
    <mrow>
      <mi>c</mi>
      <mo stretchy="false">=</mo>
      <mrow>
        <mrow>
          <mo fence="true" form="prefix" stretchy="true">|</mo>
          <mrow>
            <mn>4</mn>
          </mrow>
          <mo fence="true" form="postfix" stretchy="true">|</mo>
        </mrow>
        <mo stretchy="false">+</mo>
        <mrow>
          <mo fence="true" form="prefix" stretchy="true">|</mo>
          <mrow>
            <mn>2</mn>
          </mrow>
          <mo fence="true" form="postfix" stretchy="true">|</mo>
        </mrow>
        <mo stretchy="false">+</mo>
        <mrow>
          <mo fence="true" form="prefix" stretchy="true">|</mo>
          <mrow>
            <mrow>
              <mo stretchy="false">−</mo>
              <mn>2</mn>
            </mrow>
          </mrow>
          <mo fence="true" form="postfix" stretchy="true">|</mo>
        </mrow>
      </mrow>
    </mrow>
    <annotation encoding="StarMath 5.0">c=abs4+abs2+abs-2</annotation>
  </semantics>
</math>
</file>

<file path=Object 27/content.xml><?xml version="1.0" encoding="utf-8"?>
<math xmlns="http://www.w3.org/1998/Math/MathML" display="block">
  <semantics>
    <mrow>
      <msub>
        <mi>n</mi>
        <mn>0</mn>
      </msub>
      <mo stretchy="false">=</mo>
      <mn>5</mn>
    </mrow>
    <annotation encoding="StarMath 5.0">n_0=5</annotation>
  </semantics>
</math>
</file>

<file path=Object 28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2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3/content.xml><?xml version="1.0" encoding="utf-8"?>
<math xmlns="http://www.w3.org/1998/Math/MathML" display="block">
  <semantics>
    <mrow>
      <mtext>Thus, </mtext>
      <mn>3</mn>
      <mrow>
        <msup>
          <mi>n</mi>
          <mn>2</mn>
        </msup>
        <mo stretchy="false">+</mo>
        <mi>n</mi>
        <mo stretchy="false">−</mo>
        <mn>2</mn>
      </mrow>
      <mtext> has a time complexity of </mtext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.</mi>
    </mrow>
    <annotation encoding="StarMath 5.0">"Thus, " 3n^2+n-2 " has a time complexity of " O(n^2).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≤</mo>
        <mrow>
          <mi>c</mi>
          <mo stretchy="false">∗</mo>
          <mi>g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f(n) &lt;= c*g(n)</annotation>
  </semantics>
</math>
</file>

<file path=Object 31/content.xml><?xml version="1.0" encoding="utf-8"?>
<math xmlns="http://www.w3.org/1998/Math/MathML" display="block">
  <semantics>
    <mrow>
      <mi>n</mi>
      <mo stretchy="false">≤</mo>
      <msub>
        <mi>n</mi>
        <mn>0</mn>
      </msub>
    </mrow>
    <annotation encoding="StarMath 5.0">n &lt;= n_0</annotation>
  </semantics>
</math>
</file>

<file path=Object 32/content.xml><?xml version="1.0" encoding="utf-8"?>
<math xmlns="http://www.w3.org/1998/Math/MathML" display="block">
  <semantics>
    <mtable>
      <mtr>
        <mtd columnalign="right"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row>
              <mi>c</mi>
              <mo stretchy="false">∗</mo>
              <mi>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</mtr>
      <mtr>
        <mtd columnalign="right">
          <mrow>
            <mn>4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2</mn>
            </mrow>
          </mrow>
        </mtd>
        <mtd>
          <mrow>
            <mrow/>
            <mo stretchy="false">≤</mo>
            <mrow/>
          </mrow>
        </mtd>
        <mtd columnalign="left">
          <mrow>
            <mn>8</mn>
            <mo stretchy="false">∗</mo>
            <msup>
              <mi>n</mi>
              <mn>2</mn>
            </msup>
          </mrow>
        </mtd>
      </mtr>
      <mtr>
        <mtd columnalign="right">
          <mrow>
            <mn>4</mn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+</mo>
              <mn>2</mn>
            </mrow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−</mo>
              <mn>2</mn>
            </mrow>
          </mrow>
        </mtd>
        <mtd>
          <mrow>
            <mrow/>
            <mo stretchy="false">≤</mo>
            <mrow/>
          </mrow>
        </mtd>
        <mtd columnalign="left">
          <mrow>
            <mn>8</mn>
            <mo stretchy="false">∗</mo>
            <msup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n>2</mn>
            </msup>
          </mrow>
        </mtd>
      </mtr>
      <mtr>
        <mtd columnalign="right">
          <mrow>
            <mn>100</mn>
            <mo stretchy="false">+</mo>
            <mn>10</mn>
            <mo stretchy="false">−</mo>
            <mn>2</mn>
          </mrow>
        </mtd>
        <mtd>
          <mrow>
            <mrow/>
            <mo stretchy="false">≤</mo>
            <mrow/>
          </mrow>
        </mtd>
        <mtd columnalign="left">
          <mn>200</mn>
        </mtd>
      </mtr>
      <mtr>
        <mtd columnalign="right">
          <mn>108</mn>
        </mtd>
        <mtd>
          <mrow>
            <mrow/>
            <mo stretchy="false">≤</mo>
            <mrow/>
          </mrow>
        </mtd>
        <mtd columnalign="left">
          <mn>200</mn>
        </mtd>
      </mtr>
    </mtable>
    <annotation encoding="StarMath 5.0">matrix{
   alignr f(n) # {}&lt;={} # alignl c*g(n) ##
   alignr 4n^2+2n-2 # {}&lt;={} # alignl 8*n^2 ##
   alignr 4(5)^2+2(5)-2 # {}&lt;={} # alignl 8*(5)^2 ##
   alignr 100+10-2 # {}&lt;={} # alignl 200 ##
   alignr 108 # {}&lt;={} # alignl 200
}</annotation>
  </semantics>
</math>
</file>

<file path=Object 33/content.xml><?xml version="1.0" encoding="utf-8"?>
<math xmlns="http://www.w3.org/1998/Math/MathML" display="block">
  <semantics>
    <mrow>
      <mtext>Thus, </mtext>
      <mn>4</mn>
      <mrow>
        <msup>
          <mi>n</mi>
          <mn>2</mn>
        </msup>
        <mo stretchy="false">+</mo>
        <mn>2</mn>
      </mrow>
      <mrow>
        <mi>n</mi>
        <mo stretchy="false">−</mo>
        <mn>2</mn>
      </mrow>
      <mtext> has a time complexity of </mtext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.</mi>
    </mrow>
    <annotation encoding="StarMath 5.0">"Thus, " 4n^2+2n-2 " has a time complexity of " O(n^2).</annotation>
  </semantics>
</math>
</file>

<file path=Object 4/content.xml><?xml version="1.0" encoding="utf-8"?>
<math xmlns="http://www.w3.org/1998/Math/MathML" display="block">
  <semantics>
    <mrow>
      <mn>3</mn>
      <mrow>
        <msup>
          <mi>n</mi>
          <mn>2</mn>
        </msup>
        <mo stretchy="false">+</mo>
        <mi>n</mi>
        <mo stretchy="false">−</mo>
        <mn>2</mn>
      </mrow>
    </mrow>
    <annotation encoding="StarMath 5.0">3n^2+n-2</annotation>
  </semantics>
</math>
</file>